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b4ff"/>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5a80"/>
    </style:style>
    <style:style style:name="gr4" style:family="graphic" style:parent-style-name="standard">
      <style:graphic-properties draw:stroke="none" svg:stroke-width="0.001cm" draw:fill-color="#0096d4"/>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cm" draw:fill-color="#000000"/>
    </style:style>
    <style:style style:name="gr7" style:family="graphic" style:parent-style-name="standard">
      <style:graphic-properties draw:stroke="none" svg:stroke-width="0.283cm" draw:fill-color="#ffffff"/>
    </style:style>
    <style:style style:name="gr8"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4.142cm" svg:y="-5cm"/>
          <draw:glue-point draw:id="5" svg:x="5cm" svg:y="-5cm"/>
          <draw:glue-point draw:id="6" svg:x="0.428cm" svg:y="-5cm"/>
          <draw:glue-point draw:id="7" svg:x="-5cm" svg:y="5cm"/>
          <draw:glue-point draw:id="8" svg:x="4.191cm" svg:y="5cm"/>
          <draw:glue-point draw:id="9" svg:x="-0.405cm" svg:y="5cm"/>
          <draw:glue-point draw:id="10" svg:x="-3.535cm" svg:y="5cm"/>
          <draw:glue-point draw:id="11" svg:x="-5cm" svg:y="-3.931cm"/>
          <draw:glue-point draw:id="12" svg:x="-5cm" svg:y="0.534cm"/>
          <draw:glue-point draw:id="13" svg:x="5cm" svg:y="3.866cm"/>
          <draw:glue-point draw:id="14" svg:x="5cm" svg:y="-0.568cm"/>
          <draw:glue-point draw:id="15" svg:x="-0.315cm" svg:y="0.446cm"/>
          <draw:polygon draw:style-name="gr1" draw:layer="layout" svg:width="2.631cm" svg:height="0.214cm" svg:x="0cm" svg:y="0cm" svg:viewBox="0 0 2632 215" draw:points="0,215 225,0 2632,0 2419,215">
            <text:p/>
          </draw:polygon>
          <draw:polygon draw:style-name="gr2" draw:layer="layout" svg:width="2.631cm" svg:height="0.214cm" svg:x="0cm" svg:y="0cm" svg:viewBox="0 0 2632 215" draw:points="0,215 225,0 2632,0 2419,215">
            <text:p/>
          </draw:polygon>
          <draw:polygon draw:style-name="gr3" draw:layer="layout" svg:width="0.213cm" svg:height="1.986cm" svg:x="2.418cm" svg:y="0cm" svg:viewBox="0 0 214 1987" draw:points="0,213 214,0 214,1773 0,1987">
            <text:p/>
          </draw:polygon>
          <draw:polygon draw:style-name="gr2" draw:layer="layout" svg:width="0.213cm" svg:height="1.986cm" svg:x="2.418cm" svg:y="0cm" svg:viewBox="0 0 214 1987" draw:points="0,213 214,0 214,1773 0,1987">
            <text:p/>
          </draw:polygon>
          <draw:polygon draw:style-name="gr4" draw:layer="layout" svg:width="2.418cm" svg:height="1.786cm" svg:x="0cm" svg:y="0.214cm" svg:viewBox="0 0 2419 1787" draw:points="0,0 0,1787 2419,1787 2419,0">
            <text:p/>
          </draw:polygon>
          <draw:polygon draw:style-name="gr2" draw:layer="layout" svg:width="2.418cm" svg:height="1.786cm" svg:x="0cm" svg:y="0.214cm" svg:viewBox="0 0 2419 1787" draw:points="0,0 0,1787 2419,1787 2419,0">
            <text:p/>
          </draw:polygon>
          <draw:line draw:style-name="gr2" draw:layer="layout" svg:x1="0.186cm" svg:y1="0.214cm" svg:x2="0.186cm" svg:y2="1.987cm">
            <text:p/>
          </draw:line>
          <draw:line draw:style-name="gr2" draw:layer="layout" svg:x1="0.386cm" svg:y1="0.214cm" svg:x2="0.386cm" svg:y2="1.987cm">
            <text:p/>
          </draw:line>
          <draw:line draw:style-name="gr2" draw:layer="layout" svg:x1="0.598cm" svg:y1="0.214cm" svg:x2="0.598cm" svg:y2="1.987cm">
            <text:p/>
          </draw:line>
          <draw:line draw:style-name="gr2" draw:layer="layout" svg:x1="0.797cm" svg:y1="0.214cm" svg:x2="0.797cm" svg:y2="1.987cm">
            <text:p/>
          </draw:line>
          <draw:line draw:style-name="gr2" draw:layer="layout" svg:x1="0.996cm" svg:y1="0.214cm" svg:x2="0.996cm" svg:y2="1.987cm">
            <text:p/>
          </draw:line>
          <draw:line draw:style-name="gr2" draw:layer="layout" svg:x1="1.196cm" svg:y1="0.214cm" svg:x2="1.196cm" svg:y2="1.987cm">
            <text:p/>
          </draw:line>
          <draw:line draw:style-name="gr2" draw:layer="layout" svg:x1="1.408cm" svg:y1="0.214cm" svg:x2="1.408cm" svg:y2="1.987cm">
            <text:p/>
          </draw:line>
          <draw:line draw:style-name="gr2" draw:layer="layout" svg:x1="1.607cm" svg:y1="0.214cm" svg:x2="1.607cm" svg:y2="1.987cm">
            <text:p/>
          </draw:line>
          <draw:line draw:style-name="gr2" draw:layer="layout" svg:x1="1.807cm" svg:y1="0.214cm" svg:x2="1.807cm" svg:y2="1.987cm">
            <text:p/>
          </draw:line>
          <draw:line draw:style-name="gr2" draw:layer="layout" svg:x1="2.007cm" svg:y1="0.214cm" svg:x2="2.007cm" svg:y2="1.987cm">
            <text:p/>
          </draw:line>
          <draw:line draw:style-name="gr2" draw:layer="layout" svg:x1="2.219cm" svg:y1="0.214cm" svg:x2="2.219cm" svg:y2="1.987cm">
            <text:p/>
          </draw:line>
          <draw:line draw:style-name="gr2" draw:layer="layout" svg:x1="0cm" svg:y1="1.08cm" svg:x2="2.419cm" svg:y2="1.08cm">
            <text:p/>
          </draw:line>
          <draw:polygon draw:style-name="gr4" draw:layer="layout" svg:width="0.943cm" svg:height="0.933cm" svg:x="0.731cm" svg:y="0.574cm" svg:viewBox="0 0 944 934" draw:points="0,0 0,934 944,934 944,0">
            <text:p/>
          </draw:polygon>
          <draw:polygon draw:style-name="gr2" draw:layer="layout" svg:width="0.943cm" svg:height="0.933cm" svg:x="0.731cm" svg:y="0.574cm" svg:viewBox="0 0 944 934" draw:points="0,0 0,934 944,934 944,0">
            <text:p/>
          </draw:polygon>
          <draw:polygon draw:style-name="gr5" draw:layer="layout" svg:width="0.239cm" svg:height="0.426cm" svg:x="0.957cm" svg:y="0.614cm" svg:viewBox="0 0 240 427" draw:points="80,427 80,146 0,146 119,0 240,146 146,146 146,334">
            <text:p/>
          </draw:polygon>
          <draw:polygon draw:style-name="gr5" draw:layer="layout" svg:width="0.239cm" svg:height="0.426cm" svg:x="0.957cm" svg:y="0.614cm" svg:viewBox="0 0 240 427" draw:points="80,427 80,146 0,146 119,0 240,146 146,146 146,334">
            <text:p/>
          </draw:polygon>
          <draw:polygon draw:style-name="gr5" draw:layer="layout" svg:width="0.425cm" svg:height="0.239cm" svg:x="1.209cm" svg:y="0.774cm" svg:viewBox="0 0 426 240" draw:points="0,80 279,80 279,0 426,120 279,240 279,146 106,146">
            <text:p/>
          </draw:polygon>
          <draw:polygon draw:style-name="gr5" draw:layer="layout" svg:width="0.425cm" svg:height="0.239cm" svg:x="1.209cm" svg:y="0.774cm" svg:viewBox="0 0 426 240" draw:points="0,80 279,80 279,0 426,120 279,240 279,146 106,146">
            <text:p/>
          </draw:polygon>
          <draw:polygon draw:style-name="gr5" draw:layer="layout" svg:width="0.252cm" svg:height="0.427cm" svg:x="1.236cm" svg:y="1.039cm" svg:viewBox="0 0 253 428" draw:points="159,0 159,281 253,281 132,428 0,281 93,281 93,94 80,94">
            <text:p/>
          </draw:polygon>
          <draw:polygon draw:style-name="gr5" draw:layer="layout" svg:width="0.252cm" svg:height="0.427cm" svg:x="1.236cm" svg:y="1.039cm" svg:viewBox="0 0 253 428" draw:points="159,0 159,281 253,281 132,428 0,281 93,281 93,94 80,94">
            <text:p/>
          </draw:polygon>
          <draw:polygon draw:style-name="gr5" draw:layer="layout" svg:width="0.425cm" svg:height="0.24cm" svg:x="0.797cm" svg:y="1.08cm" svg:viewBox="0 0 426 241" draw:points="426,147 146,147 146,241 0,120 146,0 146,93 333,93">
            <text:p/>
          </draw:polygon>
          <draw:polygon draw:style-name="gr5" draw:layer="layout" svg:width="0.425cm" svg:height="0.24cm" svg:x="0.797cm" svg:y="1.08cm" svg:viewBox="0 0 426 241" draw:points="426,147 146,147 146,241 0,120 146,0 146,93 333,93">
            <text:p/>
          </draw:polygon>
          <draw:polygon draw:style-name="gr6" draw:layer="layout" svg:width="0.356cm" svg:height="0.374cm" svg:x="1.039cm" svg:y="0.854cm" svg:viewBox="0 0 357 375" draw:points="357,187 356,204 354,220 350,237 345,253 339,268 331,283 323,297 312,310 301,323 289,334 276,344 263,352 248,359 233,365 218,370 202,373 186,375 170,375 154,373 138,370 123,365 108,359 93,352 80,344 67,334 55,323 44,310 34,297 25,283 17,268 11,253 6,237 2,220 0,204 0,187 0,170 2,154 6,137 11,121 17,106 25,91 34,77 44,64 55,51 67,40 80,30 93,22 108,15 123,9 138,4 154,1 170,0 186,0 202,1 218,4 233,9 248,15 263,22 276,30 289,40 301,51 312,64 323,77 331,91 339,106 345,121 350,137 354,154 356,170 357,187 291,187 291,176 290,166 287,155 284,145 280,135 275,126 270,117 263,109 256,101 249,94 240,87 232,82 222,78 213,74 203,71 193,69 183,68 173,68 163,69 153,71 143,74 134,78 124,82 116,87 107,94 100,101 93,109 86,117 81,126 76,135 72,145 69,155 66,166 65,176 65,187 65,198 66,208 69,219 72,229 76,239 81,248 86,257 93,265 100,273 107,280 116,287 124,292 134,296 143,300 153,303 163,305 173,306 183,306 193,305 203,303 213,300 222,296 232,292 240,287 249,280 256,273 263,265 270,257 275,248 280,239 284,229 287,219 290,208 291,198 291,187">
            <text:p/>
          </draw:polygon>
          <draw:polygon draw:style-name="gr7" draw:layer="layout" svg:width="0.253cm" svg:height="0.427cm" svg:x="0.957cm" svg:y="0.627cm" svg:viewBox="0 0 254 428" draw:points="93,428 93,147 0,147 119,0 254,147 160,147 160,321">
            <text:p/>
          </draw:polygon>
          <draw:polygon draw:style-name="gr7" draw:layer="layout" svg:width="0.253cm" svg:height="0.427cm" svg:x="0.957cm" svg:y="0.627cm" svg:viewBox="0 0 254 428" draw:points="93,428 93,147 0,147 119,0 254,147 160,147 160,321">
            <text:p/>
          </draw:polygon>
          <draw:polygon draw:style-name="gr7" draw:layer="layout" svg:width="0.425cm" svg:height="0.253cm" svg:x="1.222cm" svg:y="0.774cm" svg:viewBox="0 0 426 254" draw:points="0,93 279,93 279,0 426,134 279,254 279,160 93,160">
            <text:p/>
          </draw:polygon>
          <draw:polygon draw:style-name="gr7" draw:layer="layout" svg:width="0.425cm" svg:height="0.253cm" svg:x="1.222cm" svg:y="0.774cm" svg:viewBox="0 0 426 254" draw:points="0,93 279,93 279,0 426,134 279,254 279,160 93,160">
            <text:p/>
          </draw:polygon>
          <draw:polygon draw:style-name="gr7" draw:layer="layout" svg:width="0.239cm" svg:height="0.427cm" svg:x="1.249cm" svg:y="1.053cm" svg:viewBox="0 0 240 428" draw:points="159,0 159,267 240,267 119,428 0,267 92,267 92,93 80,93">
            <text:p/>
          </draw:polygon>
          <draw:polygon draw:style-name="gr7" draw:layer="layout" svg:width="0.239cm" svg:height="0.427cm" svg:x="1.249cm" svg:y="1.053cm" svg:viewBox="0 0 240 428" draw:points="159,0 159,267 240,267 119,428 0,267 92,267 92,93 80,93">
            <text:p/>
          </draw:polygon>
          <draw:polygon draw:style-name="gr7" draw:layer="layout" svg:width="0.439cm" svg:height="0.253cm" svg:x="0.797cm" svg:y="1.08cm" svg:viewBox="0 0 440 254" draw:points="440,159 146,159 146,254 0,120 146,0 146,93 333,93">
            <text:p/>
          </draw:polygon>
          <draw:polygon draw:style-name="gr7" draw:layer="layout" svg:width="0.439cm" svg:height="0.253cm" svg:x="0.797cm" svg:y="1.08cm" svg:viewBox="0 0 440 254" draw:points="440,159 146,159 146,254 0,120 146,0 146,93 333,93">
            <text:p/>
          </draw:polygon>
          <draw:polygon draw:style-name="gr8" draw:layer="layout" svg:width="0.356cm" svg:height="0.374cm" svg:x="1.051cm" svg:y="0.867cm" svg:viewBox="0 0 357 375" draw:points="357,187 356,204 354,220 350,237 345,253 339,268 331,283 323,297 312,310 301,323 289,334 276,344 263,352 248,359 233,365 218,370 202,373 186,375 170,375 154,373 138,370 123,365 108,359 93,352 80,344 67,334 55,323 44,310 34,297 25,283 17,268 11,253 6,237 2,220 0,204 0,187 0,170 2,154 6,137 11,121 17,106 25,91 34,77 44,64 55,51 67,40 80,30 93,22 108,15 123,9 138,4 154,1 170,0 186,0 202,1 218,4 233,9 248,15 263,22 276,30 289,40 301,51 312,64 323,77 331,91 339,106 345,121 350,137 354,154 356,170 357,187 291,187 291,176 290,166 287,155 284,145 280,135 275,126 270,117 263,109 256,101 249,94 240,87 232,82 222,78 213,74 203,71 193,69 183,68 173,68 163,69 153,71 143,74 134,78 124,82 116,87 107,94 100,101 93,109 86,117 81,126 76,135 72,145 69,155 66,166 65,176 65,187 65,198 66,208 69,219 72,229 76,239 81,248 86,257 93,265 100,273 107,280 116,287 124,292 134,296 143,300 153,303 163,305 173,306 183,306 193,305 203,303 213,300 222,296 232,292 240,287 249,280 256,273 263,265 270,257 275,248 280,239 284,229 287,219 290,208 291,198 291,187">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6732</dc:title>
    <meta:creation-date>2011-02-07T16:46:36</meta:creation-date>
    <meta:editing-duration>P0D</meta:editing-duration>
    <meta:editing-cycles>1</meta:editing-cycles>
    <meta:document-statistic meta:object-count="39"/>
    <meta:generator>OpenOffice.org/3.3$Linux OpenOffice.org_project/330m20$Build-9567</meta:generator>
  </office:meta>
</office:document-meta>
</file>